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4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3.2591in"/>
    </style:style>
    <style:style style:name="co6" style:family="table-column">
      <style:table-column-properties fo:break-before="auto" style:column-width="1.8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ctangles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RECTANGLE ID</text:p>
          </table:table-cell>
          <table:table-cell table:style-name="ce3" office:value-type="string" calcext:value-type="string">
            <text:p>HEX ID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UNCTION / CODE</text:p>
          </table:table-cell>
          <table:table-cell table:style-name="ce3" office:value-type="string" calcext:value-type="string">
            <text:p>DESCRIPTION / NOT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  <table:table-cell office:value-type="string" calcext:value-type="string">
            <text:p>Champion Portrait 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  <table:table-cell office:value-type="string" calcext:value-type="string">
            <text:p>Champion Portrait 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/>
          <table:table-cell office:value-type="string" calcext:value-type="string">
            <text:p>Champion Portrait 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/>
          <table:table-cell office:value-type="string" calcext:value-type="string">
            <text:p>Champion Portrait 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1" office:value-type="string" calcext:value-type="string">
            <text:p>0x200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21" office:value-type="string" calcext:value-type="string">
            <text:p>0x201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21" office:value-type="string" calcext:value-type="string">
            <text:p>0x202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21" office:value-type="string" calcext:value-type="string">
            <text:p>0x203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21" office:value-type="string" calcext:value-type="string">
            <text:p>0x204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21" office:value-type="string" calcext:value-type="string">
            <text:p>0x205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1" office:value-type="string" calcext:value-type="string">
            <text:p>0x206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21" office:value-type="string" calcext:value-type="string">
            <text:p>0x207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1" office:value-type="string" calcext:value-type="string">
            <text:p>0x208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21" office:value-type="string" calcext:value-type="string">
            <text:p>0x209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21" office:value-type="string" calcext:value-type="string">
            <text:p>0x20A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1" office:value-type="string" calcext:value-type="string">
            <text:p>0x20B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21" office:value-type="string" calcext:value-type="string">
            <text:p>0x20C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1" office:value-type="string" calcext:value-type="string">
            <text:p>0x20D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21" office:value-type="string" calcext:value-type="string">
            <text:p>0x20E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21" office:value-type="string" calcext:value-type="string">
            <text:p>0x20F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21" office:value-type="string" calcext:value-type="string">
            <text:p>0x210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1" office:value-type="string" calcext:value-type="string">
            <text:p>0x21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1" office:value-type="string" calcext:value-type="string">
            <text:p>0x21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21" office:value-type="string" calcext:value-type="string">
            <text:p>0x213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1" office:value-type="string" calcext:value-type="string">
            <text:p>0x214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21" office:value-type="string" calcext:value-type="string">
            <text:p>0x215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1" office:value-type="string" calcext:value-type="string">
            <text:p>0x216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1" office:value-type="string" calcext:value-type="string">
            <text:p>0x217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1" office:value-type="string" calcext:value-type="string">
            <text:p>0x218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1" office:value-type="string" calcext:value-type="string">
            <text:p>0x219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1" office:value-type="string" calcext:value-type="string">
            <text:p>0x21A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21" office:value-type="string" calcext:value-type="string">
            <text:p>0x21B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1" office:value-type="string" calcext:value-type="string">
            <text:p>0x21C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21" office:value-type="string" calcext:value-type="string">
            <text:p>0x21D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1" office:value-type="string" calcext:value-type="string">
            <text:p>0x21E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21" office:value-type="string" calcext:value-type="string">
            <text:p>0x21F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1" office:value-type="string" calcext:value-type="string">
            <text:p>0x220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1" office:value-type="string" calcext:value-type="string">
            <text:p>0x221</text:p>
          </table:table-cell>
          <table:table-cell/>
          <table:table-cell office:value-type="string" calcext:value-type="string">
            <text:p>REFRESH_PLAYER_STAT_DISP</text:p>
          </table:table-cell>
          <table:table-cell office:value-type="string" calcext:value-type="string">
            <text:p>Char MOUTH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21" office:value-type="string" calcext:value-type="string">
            <text:p>0x222</text:p>
          </table:table-cell>
          <table:table-cell/>
          <table:table-cell office:value-type="string" calcext:value-type="string">
            <text:p>REFRESH_PLAYER_STAT_DISP</text:p>
          </table:table-cell>
          <table:table-cell office:value-type="string" calcext:value-type="string">
            <text:p>Char EYE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1" office:value-type="string" calcext:value-type="string">
            <text:p>0x223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1" office:value-type="string" calcext:value-type="string">
            <text:p>0x224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21" office:value-type="string" calcext:value-type="string">
            <text:p>0x225</text:p>
          </table:table-cell>
          <table:table-cell/>
          <table:table-cell office:value-type="string" calcext:value-type="string">
            <text:p>REFRESH_PLAYER_STAT_DISP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1" office:value-type="string" calcext:value-type="string">
            <text:p>0x226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21" office:value-type="string" calcext:value-type="string">
            <text:p>0x227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21" office:value-type="string" calcext:value-type="string">
            <text:p>0x228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21" office:value-type="string" calcext:value-type="string">
            <text:p>0x229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1" office:value-type="string" calcext:value-type="string">
            <text:p>0x22A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21" office:value-type="string" calcext:value-type="string">
            <text:p>0x22B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1" office:value-type="string" calcext:value-type="string">
            <text:p>0x22C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21" office:value-type="string" calcext:value-type="string">
            <text:p>0x22D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1" office:value-type="string" calcext:value-type="string">
            <text:p>0x22E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1" office:value-type="string" calcext:value-type="string">
            <text:p>0x22F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1" office:value-type="string" calcext:value-type="string">
            <text:p>0x230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1" office:value-type="string" calcext:value-type="string">
            <text:p>0x231</text:p>
          </table:table-cell>
          <table:table-cell table:number-columns-repeated="3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21" office:value-type="string" calcext:value-type="string">
            <text:p>0x232</text:p>
          </table:table-cell>
          <table:table-cell/>
          <table:table-cell office:value-type="string" calcext:value-type="string">
            <text:p>REFRESH_PLAYER_STAT_DISP</text:p>
            <text:p>DRAW_CHARSHEET_OPTION_ICON</text:p>
          </table:table-cell>
          <table:table-cell office:value-type="string" calcext:value-type="string">
            <text:p>Blue Diskette (Save Button)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21" office:value-type="string" calcext:value-type="string">
            <text:p>0x233</text:p>
          </table:table-cell>
          <table:table-cell table:number-columns-repeated="3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21" office:value-type="string" calcext:value-type="string">
            <text:p>0x234</text:p>
          </table:table-cell>
          <table:table-cell/>
          <table:table-cell office:value-type="string" calcext:value-type="string">
            <text:p>REFRESH_PLAYER_STAT_DISP</text:p>
            <text:p>DRAW_CHARSHEET_OPTION_ICON</text:p>
          </table:table-cell>
          <table:table-cell office:value-type="string" calcext:value-type="string">
            <text:p>Sleep Button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21" office:value-type="string" calcext:value-type="string">
            <text:p>0x235</text:p>
          </table:table-cell>
          <table:table-cell table:number-columns-repeated="3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21" office:value-type="string" calcext:value-type="string">
            <text:p>0x236</text:p>
          </table:table-cell>
          <table:table-cell/>
          <table:table-cell office:value-type="string" calcext:value-type="string">
            <text:p>REFRESH_PLAYER_STAT_DISP</text:p>
            <text:p>DRAW_CHARSHEET_OPTION_ICON</text:p>
          </table:table-cell>
          <table:table-cell office:value-type="string" calcext:value-type="string">
            <text:p>Cancel Button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1" office:value-type="string" calcext:value-type="string">
            <text:p>0x23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1" office:value-type="string" calcext:value-type="string">
            <text:p>0x23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21" office:value-type="string" calcext:value-type="string">
            <text:p>0x23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1" office:value-type="string" calcext:value-type="string">
            <text:p>0x23A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21" office:value-type="string" calcext:value-type="string">
            <text:p>0x23B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1" office:value-type="string" calcext:value-type="string">
            <text:p>0x23C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21" office:value-type="string" calcext:value-type="string">
            <text:p>0x23D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1" office:value-type="string" calcext:value-type="string">
            <text:p>0x23E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1" office:value-type="string" calcext:value-type="string">
            <text:p>0x23F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1" office:value-type="string" calcext:value-type="string">
            <text:p>0x240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1" office:value-type="string" calcext:value-type="string">
            <text:p>0x241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1" office:value-type="string" calcext:value-type="string">
            <text:p>0x242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1" office:value-type="string" calcext:value-type="string">
            <text:p>0x243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1" office:value-type="string" calcext:value-type="string">
            <text:p>0x244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21" office:value-type="string" calcext:value-type="string">
            <text:p>0x245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1" office:value-type="string" calcext:value-type="string">
            <text:p>0x246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21" office:value-type="string" calcext:value-type="string">
            <text:p>0x247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</table:table>
      <table:table table:name="Code Rectno" table:style-name="ta1"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3" office:value-type="string" calcext:value-type="string">
            <text:p>CODE USING RECTNO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DRAW_STATIC_P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_CHARSHEET_OPTION_IC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 style:data-style-name="N2" text:time-value="08:36:29.0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7.2$Windows_X86_64 LibreOffice_project/dd47e4b30cb7dab30588d6c79c651f218165e3c5</meta:generator>
    <dc:date>2025-08-24T08:37:19.713000000</dc:date>
    <meta:editing-duration>PT3H43S</meta:editing-duration>
    <meta:editing-cycles>11</meta:editing-cycles>
    <meta:document-statistic meta:table-count="2" meta:cell-count="803" meta:object-count="0"/>
  </office:meta>
</office:document-meta>
</file>